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onospace" svg:font-family="monospace"/>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officeooo:rsid="0008fc3b" officeooo:paragraph-rsid="0008fc3b"/>
    </style:style>
    <style:style style:name="P2" style:family="paragraph" style:parent-style-name="Standard">
      <style:text-properties officeooo:rsid="0009ec2b" officeooo:paragraph-rsid="0009ec2b"/>
    </style:style>
    <style:style style:name="P3" style:family="paragraph" style:parent-style-name="Standard">
      <style:text-properties officeooo:rsid="000bbfcd" officeooo:paragraph-rsid="000bbfcd"/>
    </style:style>
    <style:style style:name="P4" style:family="paragraph" style:parent-style-name="Standard">
      <style:text-properties officeooo:rsid="000d7ae6" officeooo:paragraph-rsid="000d7ae6"/>
    </style:style>
    <style:style style:name="P5" style:family="paragraph" style:parent-style-name="Standard">
      <style:text-properties officeooo:paragraph-rsid="000d7ae6"/>
    </style:style>
    <style:style style:name="P6" style:family="paragraph" style:parent-style-name="normal">
      <style:text-properties officeooo:rsid="003355ba" officeooo:paragraph-rsid="000affa3"/>
    </style:style>
    <style:style style:name="P7" style:family="paragraph" style:parent-style-name="normal">
      <style:text-properties officeooo:rsid="003bb24d" officeooo:paragraph-rsid="000affa3"/>
    </style:style>
    <style:style style:name="P8" style:family="paragraph" style:parent-style-name="normal">
      <style:text-properties officeooo:rsid="003e9aab" officeooo:paragraph-rsid="000affa3"/>
    </style:style>
    <style:style style:name="T1" style:family="text">
      <style:text-properties officeooo:rsid="004206b8"/>
    </style:style>
    <style:style style:name="T2" style:family="text">
      <style:text-properties officeooo:rsid="0034ea71"/>
    </style:style>
    <style:style style:name="T3" style:family="text">
      <style:text-properties officeooo:rsid="003cb5ea"/>
    </style:style>
    <style:style style:name="T4" style:family="text">
      <style:text-properties officeooo:rsid="003e9aab"/>
    </style:style>
    <style:style style:name="T5" style:family="text">
      <style:text-properties officeooo:rsid="000d7ae6"/>
    </style:style>
    <style:style style:name="T6" style:family="text">
      <style:text-properties officeooo:rsid="000ebbba"/>
    </style:style>
    <style:style style:name="T7" style:family="text">
      <style:text-properties officeooo:rsid="00101e4f"/>
    </style:style>
    <style:style style:name="T8" style:family="text">
      <style:text-properties officeooo:rsid="00130d9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apitulo 2</text:p>
      <text:p text:style-name="P2">* Computación Paralela</text:p>
      <text:p text:style-name="P2"><text:s text:c="3"/>* Definición</text:p>
      <text:p text:style-name="P2"><text:s text:c="6"/>* Computación secuencial vs. paralela</text:p>
      <text:p text:style-name="P2"><text:s text:c="3"/>* Campos de aplicación de la computación paralela</text:p>
      <text:p text:style-name="P2"><text:s text:c="6"/>* Robar de la descripcion del proyecto que estaba originalmente en cap 1</text:p>
      <text:p text:style-name="P2"><text:s text:c="3"/>* Plataformas de Computación Paralela</text:p>
      <text:p text:style-name="P2"><text:s text:c="6"/>* Clasificación de Flynn</text:p>
      <text:p text:style-name="P2"><text:s text:c="6"/>* Memoria compartida y distribuida</text:p>
      <text:p text:style-name="P2"><text:s text:c="6"/>* Cluster, multicore, GPU</text:p>
      <text:p text:style-name="P2"/>
      <text:p text:style-name="P2">* Fortran</text:p>
      <text:p text:style-name="P2"><text:s text:c="3"/>* Con esta seccion no creo que haya problemas</text:p>
      <text:p text:style-name="P2"/>
      <text:p text:style-name="P2">* OpenMP</text:p>
      <text:p text:style-name="P2"><text:s text:c="3"/>* Tampoco</text:p>
      <text:p text:style-name="P2"/>
      <text:p text:style-name="P2">* Optimización y paralelización de aplicaciones</text:p>
      <text:p text:style-name="P2"><text:s text:c="3"/>* Flujo de trabajo general de la optimización de aplicaciones</text:p>
      <text:p text:style-name="P2"><text:s text:c="3"/>* Tratamiento de Entrada/salida </text:p>
      <text:p text:style-name="P2"/>
      <text:p text:style-name="P2">* Aplicación XXXX (tiene nombre?)</text:p>
      <text:p text:style-name="P2"><text:s text:c="3"/>* Descripción de la aplicación</text:p>
      <text:p text:style-name="P2"><text:s text:c="3"/>* Uso que hace actualmente el usuario</text:p>
      <text:p text:style-name="P1"/>
      <text:p text:style-name="P7">En el pasado reciente, la herramienta más común para la solución de problemas de las ciencias computacionales fue la programación en lenguajes adaptados al cómputo científico, como FORTRAN. Cuando los recursos de computación (por ejemplo, con la aparición de la computadora personal) se hicieron accesibles a los investigadores individualmente, y a grupos de investigación de modestos presupuestos, esta herramienta se hizo popular y creó un modo de trabajo estándar de facto, <text:span text:style-name="T3">ampliamente extendido,</text:span> en las ciencias e ingenierías. <text:s/></text:p>
      <text:p text:style-name="P6"/>
      <text:p text:style-name="P6"><text:span text:style-name="T3">Con frecuencia, las soluciones producidas por este modo de trabajo eran </text:span>programas grandes, secuenciales y monolíticos. <text:span text:style-name="T3">Los problemas abordados por esta clase de </text:span>programas <text:span text:style-name="T3">se caracterizan por </text:span>gran<text:span text:style-name="T3">des demandas </text:span>de c<text:span text:style-name="T3">ó</text:span>mputo y de memoria, <text:span text:style-name="T3">recursos especialmente escasos desde los</text:span> <text:span text:style-name="T4">comienzos </text:span>de la computación. <text:span text:style-name="T3">Las decisiones de programación no </text:span>resultaban siempre eficientes, debido a que <text:span text:style-name="T3">su autor </text:span>no siempre era un profesional del área informática, sino el científico que necesitaba la solución. </text:p>
      <text:p text:style-name="P8">La evolución técnica y económica de los sistemas disponibles para los investigadores permitió la incorporación de plataformas paralelas, primero con la posibilidad de distribuir el cómputo entre varios equipos de computación a través de una red, luego con diferentes formas de arquitecturas paralelas de hardware. En estas plataformas, la multiplicidad de los recursos enfrenta al programador con un problema de programación y de administración de recursos aún más complejo.</text:p>
      <text:p text:style-name="P6">En este capítulo se presenta <text:span text:style-name="T1">el tratamiento de </text:span>estos problemas mediante la utilización de programación paralela. En la sección 2.1 se explicará en qu<text:span text:style-name="T1">é</text:span> consiste la programación paralela, explicando sintéticamente c<text:span text:style-name="T1">ó</text:span>mo funciona un programa paralelo, <text:span text:style-name="T1">cuáles son </text:span>las plataformas <text:s/><text:span text:style-name="T1">más utilizadas </text:span>de computación paralela <text:span text:style-name="T2">y sus modelos de comunicación (memoria compartida, pasaje de mensajes). En la sección 2.2 se presentará brevemente el lenguaje de programación Fortran y se explicará su uso a nivel científico. En las secciones 2.3 y 2.4 se presentan la interfaz de programación de aplicaciones OpenMP y su implementación en Fortran respectivamente. En la sección 2.5 se mostrará en qué consiste el proceso de optimización para paralelizar una aplicación y </text:span><text:soft-page-break/><text:span text:style-name="T2">por último en la sección 2.6 se presentará la aplicación cientifica núcleo de esta Tesis y se describirá muy brevemente el problema que resuelve.</text:span></text:p>
      <text:p text:style-name="P1"/>
      <text:p text:style-name="P1"/>
      <text:p text:style-name="P3">##<text:span text:style-name="T8">Visión general del procesamiento paralelo</text:span></text:p>
      <text:p text:style-name="P3"/>
      <text:p text:style-name="P4">Lograr completar un trabajo mucho mas rápido al desempeñar múltiples tareas simultáneamente es la fuerza impulsora detrás del procesamiento paralelo.</text:p>
      <text:p text:style-name="P4">Hace ya varios años, Michael Flynn propuso un modelo sencillo y común de categorizar todas las computadoras que continua siendo útil y aplicable. Las categorías son determinadas por el flujo de instrucciones y el flujo de datos que la computadora puede procesar en cualquier instante dado. Todas las computadoras pueden ser ubicadas en una de las siguientes cuatro categorías:</text:p>
      <text:p text:style-name="P4"/>
      <text:p text:style-name="P4">*Single Instruction, Single Data (SISD) – <text:span text:style-name="T6">En español “una instrucción, un dato”. </text:span>Esta es la computadora mas común en el mercado hoy en día, <text:span text:style-name="T6">un sistema mono procesador con un flujo de instrucciones y un flujo de datos. Gran parte de las PCs caen en esta categoría.</text:span></text:p>
      <text:p text:style-name="P4">*<text:span text:style-name="T6">Multiple Instruction, Single Data (MISD) – “Múltiples instrucciones, un dato”. El mismo conjunto de datos es tratado por múltiples procesadores. No hay un sistema de este tipo que haya sido construido para venta al público o en otro ámbito.</text:span></text:p>
      <text:p text:style-name="P5"><text:span text:style-name="T5">*Single Instruction, Multiple Data (SIMD) – “Una instrucción, múltiples datos”. Varios flujos de datos son procesados por varios procesadores, donde cada uno de ellos ejecuta el mismo flujo de instrucciones. Maquinas de este tipo tienen un solo procesador que ejecuta el flujo único de instrucciones y despacha subconjuntos de esas instrucciones a todos los demás procesadores (que generalmente son de diseño mucho mas simple). Cada uno de estos procesadores “esclavos” ejecutan su propio flujo de datos. Este tipo de computadoras (SIMD) no son muy flexibles. Son buenas para aplicaciones que desempeñan las mismas operaciones en una gran cantidad de datos, como el álgebra lineal, pero no se desempeñan bien con flujos de instrucciones que tienen varias cantidades de ramificaciones (una descripción que se ajusta a la mayoría de las aplicaciones modernas).</text:span></text:p>
      <text:p text:style-name="P5">*<text:span text:style-name="T7">Multiple Instruction, Multiple Data (MIMD) – “Múltiples instrucciones, múltiples datos”. Esto aplica a máquinas que poseen múltiples procesadores los cuales son capaces de ejecutar flujos de instrucciones independientes usando flujos de datos propios y separados. Tales maquinas son mucho mas flexibles que los sistemas SIMD y en la actualidad hay cientos de diferentes maquinas MIMD disponibles.</text:span></text:p>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onospace" svg:font-family="monospace"/>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 style:family="paragraph" style:default-outline-level="">
      <style:paragraph-properties fo:margin-top="0cm" fo:margin-bottom="0cm" loext:contextual-spacing="false" fo:line-height="100%" fo:orphans="2" fo:widows="2" style:writing-mode="lr-tb"/>
      <style:text-properties fo:color="#000000"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dres Huayquil </meta:initial-creator>
    <meta:creation-date>2016-06-30T10:51:05.804155754</meta:creation-date>
    <dc:date>2016-06-30T16:44:08.282537136</dc:date>
    <dc:creator>Andres Huayquil </dc:creator>
    <meta:editing-duration>PT59M1S</meta:editing-duration>
    <meta:editing-cycles>5</meta:editing-cycles>
    <meta:generator>LibreOffice/5.1.3.2$Linux_X86_64 LibreOffice_project/10m0$Build-2</meta:generator>
    <meta:document-statistic meta:table-count="0" meta:image-count="0" meta:object-count="0" meta:page-count="2" meta:paragraph-count="31" meta:word-count="811" meta:character-count="5411" meta:non-whitespace-character-count="4565"/>
  </office:meta>
</office:document-meta>
</file>